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khan" svg:font-family="Likhan"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201cm" fo:margin-bottom="0.201cm" loext:contextual-spacing="false" fo:text-align="start" style:justify-single-word="false"/>
      <style:text-properties fo:font-weight="bold" officeooo:rsid="0019bf27" officeooo:paragraph-rsid="0019bf27" style:font-weight-asian="bold" style:font-weight-complex="bold"/>
    </style:style>
    <style:style style:name="P2" style:family="paragraph" style:parent-style-name="Standard">
      <style:paragraph-properties fo:margin-top="0.201cm" fo:margin-bottom="0.201cm" loext:contextual-spacing="false" fo:text-align="start" style:justify-single-word="false"/>
      <style:text-properties officeooo:paragraph-rsid="0016fc9f"/>
    </style:style>
    <style:style style:name="P3" style:family="paragraph" style:parent-style-name="Standard">
      <style:paragraph-properties fo:margin-top="0.201cm" fo:margin-bottom="0.201cm" loext:contextual-spacing="false" fo:text-align="start" style:justify-single-word="false"/>
      <style:text-properties officeooo:paragraph-rsid="0019ae7e"/>
    </style:style>
    <style:style style:name="P4" style:family="paragraph" style:parent-style-name="Standard">
      <style:paragraph-properties fo:margin-top="0.201cm" fo:margin-bottom="0.201cm" loext:contextual-spacing="false" fo:text-align="start" style:justify-single-word="false"/>
      <style:text-properties officeooo:paragraph-rsid="001d0032"/>
    </style:style>
    <style:style style:name="P5" style:family="paragraph" style:parent-style-name="Standard">
      <style:paragraph-properties fo:margin-top="0.201cm" fo:margin-bottom="0.201cm" loext:contextual-spacing="false" fo:text-align="start" style:justify-single-word="false"/>
      <style:text-properties officeooo:rsid="0019bf27" officeooo:paragraph-rsid="0019bf27"/>
    </style:style>
    <style:style style:name="P6" style:family="paragraph" style:parent-style-name="Standard">
      <style:paragraph-properties fo:margin-top="0.201cm" fo:margin-bottom="0.201cm" loext:contextual-spacing="false" fo:text-align="start" style:justify-single-word="false"/>
      <style:text-properties officeooo:rsid="0019bf27" officeooo:paragraph-rsid="001d0032"/>
    </style:style>
    <style:style style:name="P7" style:family="paragraph" style:parent-style-name="Standard">
      <style:paragraph-properties fo:margin-top="0.201cm" fo:margin-bottom="0.201cm" loext:contextual-spacing="false" fo:text-align="end" style:justify-single-word="false"/>
      <style:text-properties officeooo:rsid="0019bf27" officeooo:paragraph-rsid="0019bf27"/>
    </style:style>
    <style:style style:name="P8" style:family="paragraph" style:parent-style-name="Standard">
      <style:paragraph-properties fo:margin-top="0.201cm" fo:margin-bottom="0.201cm" loext:contextual-spacing="false" fo:text-align="start" style:justify-single-word="false"/>
      <style:text-properties officeooo:rsid="001b0778" officeooo:paragraph-rsid="001b0778"/>
    </style:style>
    <style:style style:name="P9" style:family="paragraph" style:parent-style-name="Standard">
      <style:paragraph-properties fo:margin-top="0.201cm" fo:margin-bottom="0.201cm" loext:contextual-spacing="false" fo:text-align="start" style:justify-single-word="false"/>
      <style:text-properties officeooo:rsid="001d0032" officeooo:paragraph-rsid="001d0032"/>
    </style:style>
    <style:style style:name="T1" style:family="text">
      <style:text-properties fo:color="#000000" style:font-name="FreeSerif" fo:font-size="14pt" fo:language="ru" fo:country="RU" fo:font-weight="normal" style:font-size-asian="14pt" style:language-asian="ru" style:country-asian="RU" style:font-weight-asian="normal" style:font-size-complex="14pt" style:language-complex="ru" style:country-complex="RU" style:font-weight-complex="normal" style:text-scale="100%"/>
    </style:style>
    <style:style style:name="T2" style:family="text">
      <style:text-properties fo:color="#000000" style:font-name="FreeSerif" fo:font-size="14pt" fo:language="ru" fo:country="RU" fo:font-weight="normal" officeooo:rsid="0018ef5f" style:font-size-asian="14pt" style:language-asian="ru" style:country-asian="RU" style:font-weight-asian="normal" style:font-size-complex="14pt" style:language-complex="ru" style:country-complex="RU" style:font-weight-complex="normal" style:text-scale="100%"/>
    </style:style>
    <style:style style:name="T3" style:family="text">
      <style:text-properties fo:color="#000000" style:font-name="FreeSerif" fo:font-size="14pt" fo:language="ru" fo:country="RU" fo:font-weight="normal" officeooo:rsid="0019ae7e" style:font-size-asian="14pt" style:language-asian="ru" style:country-asian="RU" style:font-weight-asian="normal" style:font-size-complex="14pt" style:language-complex="ru" style:country-complex="RU" style:font-weight-complex="normal" style:text-scale="100%"/>
    </style:style>
    <style:style style:name="T4" style:family="text">
      <style:text-properties fo:color="#000000" style:font-name="FreeSerif" fo:font-size="14pt" fo:language="ru" fo:country="RU" fo:font-weight="normal" officeooo:rsid="001b0778" style:font-size-asian="14pt" style:language-asian="ru" style:country-asian="RU" style:font-weight-asian="normal" style:font-size-complex="14pt" style:language-complex="ru" style:country-complex="RU" style:font-weight-complex="normal" style:text-scale="100%"/>
    </style:style>
    <style:style style:name="T5" style:family="text">
      <style:text-properties fo:color="#000000" style:font-name="FreeSerif" fo:font-size="14pt" fo:language="ru" fo:country="RU" fo:font-weight="normal" officeooo:rsid="001d0032" style:font-size-asian="14pt" style:language-asian="ru" style:country-asian="RU" style:font-weight-asian="normal" style:font-size-complex="14pt" style:language-complex="ru" style:country-complex="RU" style:font-weight-complex="normal" style:text-scale="100%"/>
    </style:style>
    <style:style style:name="T6" style:family="text">
      <style:text-properties fo:color="#000000" style:font-name="FreeSerif" fo:font-size="14pt" fo:language="ru" fo:country="RU" fo:font-weight="normal" officeooo:rsid="0019bf27" style:font-size-asian="14pt" style:language-asian="ru" style:country-asian="RU" style:font-weight-asian="normal" style:font-size-complex="14pt" style:language-complex="ru" style:country-complex="RU" style:font-weight-complex="normal" style:text-scale="100%"/>
    </style:style>
    <style:style style:name="T7" style:family="text">
      <style:text-properties fo:color="#000000" style:font-name="FreeSerif" fo:font-size="14pt" fo:language="ru" fo:country="RU" style:font-size-asian="14pt" style:language-asian="ru" style:country-asian="RU" style:font-size-complex="14pt" style:language-complex="ru" style:country-complex="RU" style:text-scale="100%"/>
    </style:style>
    <style:style style:name="T8" style:family="text">
      <style:text-properties fo:color="#000000" style:font-name="FreeSerif" fo:font-size="14pt" fo:language="ru" fo:country="RU" fo:font-weight="bold" style:font-size-asian="14pt" style:language-asian="ru" style:country-asian="RU" style:font-weight-asian="bold" style:font-size-complex="14pt" style:language-complex="ru" style:country-complex="RU" style:font-weight-complex="bold" style:text-scale="100%"/>
    </style:style>
    <style:style style:name="T9" style:family="text">
      <style:text-properties fo:color="#000000" style:font-name="FreeSerif" fo:font-size="14pt" fo:language="ru" fo:country="RU" fo:font-weight="bold" officeooo:rsid="001dd15e" style:font-size-asian="14pt" style:language-asian="ru" style:country-asian="RU" style:font-weight-asian="bold" style:font-size-complex="14pt" style:language-complex="ru" style:country-complex="RU" style:font-weight-complex="bold" style:text-scale="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Р</text:span><text:span text:style-name="T9">АЗРАБОТКА МОБИЛЬНОГО ПРИЛОЖЕНИЯ ДЛЯ ОСУЩЕСТВЛЕНИЯ МОНИТОРИНГА КАЧЕСТВА ОБРАЗОВАТЕЛЬНОГО ПРОЦЕССА</text:span></text:p>
      <text:p text:style-name="P2"><text:span text:style-name="T1">В настоящее время в течение образовательного процесса у преподавателя возникает необходимость в проведении различных опросов среди студентов, позволяющих определить актуальность курса и оценить знания студентов. Существуют различные варианты проведения опросов, такие как анкетирование или опрос студентов Существуют различные вариации проведения опросов, такие как анкетирование или опрос аудитории, но они являются слишком затратными по времени. В связи с этим, стоит проблема автоматизации мониторинга качества образовательного процесса Одним из вариантов решения данной проблемы является разработка мобильного приложения, позволяющего упростить процесс мониторинга Так, преподаватель будет иметь возможность создать опрос с мобильного устройства, а студенты, отсканировав </text:span><text:span text:style-name="T2">QR</text:span><text:span text:style-name="T1">-код, смогут быстро ответить на него. Результаты опроса автоматически сохраняются в базу данных, таким образом, преподаватель получает быстрый доступ к статистической информации.</text:span></text:p>
      <text:p text:style-name="P3"><text:span text:style-name="T1">Прежде чем начинать разработку приложения, необходимо осуществить его концептуальное моделирование. Одной из наиболее удобных нотаций для этого является </text:span><text:span text:style-name="T3">IDEFO</text:span><text:span text:style-name="T1">. Построение диаграммы </text:span><text:span text:style-name="T3">AS-IS</text:span><text:span text:style-name="T1"> не представляется возможным, т.к. на текущий момент осуществление данного процесса осложнено и не поддается формализации. </text:span><text:span text:style-name="T3">П</text:span><text:span text:style-name="T1">ерейдем к построению диаграммы ТО-ВЕ. Процесс АО диаграммы определим как «</text:span><text:span text:style-name="T3">Осуществить мониторинг качества образовательного процесса</text:span><text:span text:style-name="T1">»</text:span><text:span text:style-name="T3">. Входным параметром будет «Образовательный контент» а выходными: «Статистическая информация» и «Отчет». Процесс будет <text:s/>осуществляться преподавателем при помощи мобильного приложения на основе документации. Декомпозиция данного процесса представлена на рисунке 1.</text:span></text:p>
      <text:p text:style-name="P3"><text:span text:style-name="T3">Рисунок 1 - Декомпозиция процесса. «Осуществить мониторинг качества образовательного процесса»</text:span></text:p>
      <text:p text:style-name="P3"><text:span text:style-name="T3">На основании данной диаграммы была построена диаграмма вариантов использования в нотации UML, <text:s/>которая показывает взаимодействие пользователей разрабатываемого приложения (актёров). Преподаватель выполняет процессы: «Создать опрос» и «Собрать статистическую информацию». В создание опроса входит такой процесс, как формирование QR-кода, позволяющего быстро получить к нему доступ. Со стороны студента происходят процессы «Отсканировать код» и «Пройти опрос».</text:span></text:p>
      <text:p text:style-name="P3"><text:span text:style-name="T3"><text:s/>В заключении стоит отметить, что разработка мобильного приложения будет осуществляться для всех популярных мобильных ОС на российском рынке: Google, Android, Apple iOS и Windows Phone, а для унификации запросов к серверной части будет разработан REST API. В качестве серверной части будет выступать связка из языка программирования Python и свободного фреймворка для веб-приложений </text:span><text:soft-page-break/><text:span text:style-name="T3">Django, использующего шаблон проектирования MVC(«модель-представление-контроллер»).</text:span></text:p>
      <text:p text:style-name="P5"><text:span text:style-name="T3">С</text:span><text:span text:style-name="T1">писок использованной литературы</text:span></text:p>
      <text:p text:style-name="P5"><text:span text:style-name="T1">1. Брайан Клифтон. Google Analytics для профессионалов, 3-е издание = Advanced Web Metrics with Google Analytics, 3rd ed.. - М.: «Диалектика», 2012. -608 с. -ISBN 978-5-8459-1794-3.</text:span></text:p>
      <text:p text:style-name="P5"><text:span text:style-name="T1">2. Майер Р. Программирование приложений для планшетных компьютеров и смартфонов: [пер. с англ.]/ Рето Майер. М.: Эксмо, 2011. - 672 с.</text:span></text:p>
      <text:p text:style-name="P5"><text:span text:style-name="T1">3. Новые образовательные стратегии в современном информационном пространстве: Сборник научных статей. - СПб.: Изд-во Лема, 2014. - 255с.</text:span></text:p>
      <text:p text:style-name="P5"><text:span text:style-name="T1">@Губин А.Ю.,Ефремов Д.А., Леонтьев К.Ю.,2015</text:span></text:p>
      <text:p text:style-name="P5"><text:span text:style-name="T1"/></text:p>
      <text:p text:style-name="P7"><text:span text:style-name="T1">Дикарева Е.А.,</text:span></text:p>
      <text:p text:style-name="P7"><text:span text:style-name="T1">студент 4 курса факультеты Архитектуры,</text:span></text:p>
      <text:p text:style-name="P7"><text:span text:style-name="T1">ВолгГАСУ,</text:span></text:p>
      <text:p text:style-name="P7"><text:span text:style-name="T1">г.Волгоград, Российская Федерация</text:span></text:p>
      <text:p text:style-name="P7"><text:span text:style-name="T1">Мельникова О.Г.,</text:span></text:p>
      <text:p text:style-name="P7"><text:span text:style-name="T1">доцент кафедры Архитектура зданий и сооружений, член союза архитекторов России,</text:span></text:p>
      <text:p text:style-name="P7"><text:span text:style-name="T1">ВолгГАСУ,</text:span></text:p>
      <text:p text:style-name="P7"><text:span text:style-name="T1">г.Волгоград, Российская Федерация</text:span></text:p>
      <text:p text:style-name="P7"><text:span text:style-name="T1"/></text:p>
      <text:p text:style-name="P1"><text:span text:style-name="T7">ПРИМЕНЕНИЕ СИМВОЛЬНОЙ СИСТЕМЫ В ОБЩЕСТВЕННЫХ ЗДАНИЯХ</text:span></text:p>
      <text:p text:style-name="P5"><text:span text:style-name="T1">Во всех общественных зданиях должна быть предусмотрена система для легкого доступа к справочной информации об услугах, порядке и условиях обслуживания, возможности доступа к тем или иным объектам в здании. В данном случае необходимо тщательно продумать наличие и место размещения зоны целевого посещения.</text:span></text:p>
      <text:p text:style-name="P5"><text:soft-page-break/><text:span text:style-name="T1">Зона целевого посещения — это место, где человек получает услугу. Она может быть организована в холле у стойки приема, при входе в здание, в кабинетах, в читальном или зрительном залах и других местах, в зависимости от конкретной предоставляемой услуги.</text:span></text:p>
      <text:p text:style-name="P5"><text:span text:style-name="T4">П</text:span><text:span text:style-name="T1">реимущественно справочная информация размещается в печатном виде на столах, стендах, различных вывесках и табло. В подобном случае необходимо предусмотреть определенное количество правил при использовании символов в данной системе предоставления справочной информации, которые будут рассмотрены далее.</text:span></text:p>
      <text:p text:style-name="P5"><text:span text:style-name="T4">В</text:span><text:span text:style-name="T1"> системе нави</text:span><text:span text:style-name="T4">г</text:span><text:span text:style-name="T1">а</text:span><text:span text:style-name="T4">ци</text:span><text:span text:style-name="T1">и и ориентирования и</text:span><text:span text:style-name="T4">меется</text:span><text:span text:style-name="T1"> следующее важное понятие — информационное обеспечение. Оно </text:span><text:span text:style-name="T4">характеризует</text:span><text:span text:style-name="T1"> доступность объект</text:span><text:span text:style-name="T4">а</text:span><text:span text:style-name="T1"> и его понимание человеком. Наличие достаточного и полного информационного сопровождения экономит время и снижает затраты физических сил, что особенно важно при использовании объекта маломобильной группой населения. В особенности информационная доступность является ключевым фактором </text:span><text:span text:style-name="T4">при ориентировании в общественном пространстве для некоторых категорий маломобильной группы, людей с инвалидностью по слуху или</text:span><text:span text:style-name="T1"> зрению. </text:span><text:span text:style-name="T4">Необходимо учитывать, что для людей с проблемами слуха предусматривается один тип оборудования, а для людей с проблемами зрения другие. И также обязательным является установление обозначений, помогающих ясно интерпретировать наличие подобного оборудования.</text:span></text:p>
      <text:p text:style-name="P5"><text:span text:style-name="T4">-Необходимо использование цветов и символов в элементах интерьера в соответствии с видом объекта.</text:span></text:p>
      <text:p text:style-name="P5"><text:span text:style-name="T4">Цвет должен </text:span><text:span text:style-name="T1">использоваться деликатно. Не должно быть доминирования символьной системы над окружающим пространством. Использование цвета в отделке интерьеров должно быть через элементы стен, потолка, вставок на полу, при отделке мебели, светильников и т.д.</text:span></text:p>
      <text:p text:style-name="P8"><text:span text:style-name="T1">Рис.1. Пример использования цвета для увеличения концентрации внимания на необходимых символах</text:span></text:p>
      <text:p text:style-name="P5"><text:span text:style-name="T1">- Спроектировать типовые стойки информации, указатели, вывески, карты и схемы в одном стилевом решении. Разрешается применять разные материалы и немного менять конфигурацию секций, при этом, не изменяя цветовое решение и единые символы, выбранные для данного проекта.</text:span></text:p>
      <text:p text:style-name="P9"><text:span text:style-name="T1">Рис.2. Пример вариаций графических средств в интерьере общественного здания</text:span></text:p>
      <text:p text:style-name="P6"><text:span text:style-name="T5">- Обязате</text:span><text:span text:style-name="T1">льным </text:span><text:span text:style-name="T5">является</text:span><text:span text:style-name="T1"> разработка навигационной с</text:span><text:span text:style-name="T5">т</text:span><text:span text:style-name="T1">елы для получения необходимой </text:span><text:span text:style-name="T5">информации. А также учесть правильное её расположение в вестибюле рядом с </text:span><text:span text:style-name="T1">входной группой.</text:span></text:p>
      <text:p text:style-name="P4"><text:soft-page-break/><text:span text:style-name="T6">- </text:span><text:span text:style-name="T5">Предусмотреть </text:span><text:span text:style-name="T6">размещение информационной тактильной мнемосхемы помещ</text:span><text:span text:style-name="T5">ений настенного типа крепления для людей с нарушениями зрения.</text:span></text:p>
      <text:p text:style-name="P4"><text:span text:style-name="T3">М</text:span><text:span text:style-name="T5">немосхема — комплексная тактильная план-схема помещений (план расположения кабинетов в помещении, входов и выходов из здания, условных обозначений),</text:span><text:span text:style-name="T3"> </text:span><text:span text:style-name="T5">предназначенная для информирования, безопасности и ориентации в пространстве человека с нарушениями зрения. Вся информация предоставляется в в виде плоско-выпуклых элементов и надписей, выполненных шрифтом Брайля.</text:span></text:p>
      <text:p text:style-name="P4"><text:span text:style-name="T3">Рис.</text:span><text:span text:style-name="T5">3</text:span><text:span text:style-name="T3">. Примеры настенных мнемосхем</text:span></text:p>
      <text:p text:style-name="P4"><text:span text:style-name="T3">- Использование </text:span><text:span text:style-name="T5">пиктограмм</text:span><text:span text:style-name="T3">, в том числе и тактильных для обозначения конкретных </text:span><text:span text:style-name="T5">пом</text:span><text:span text:style-name="T3">ещений в здании (санитарно-гигиенических, служебных, общественных помещений) </text:span><text:span text:style-name="T5">для </text:span><text:span text:style-name="T3">информирования всех пользователей объекта о назначении помещений.</text:span></text:p>
      <text:p text:style-name="P4"><text:span text:style-name="T5">Т</text:span><text:span text:style-name="T3">акже обязательным является применение указателей с расположением тактильного </text:span><text:span text:style-name="T5">шрифта и рельефно-точечного шрифта Брайля.</text:span></text:p>
      <text:p text:style-name="P9"><text:span text:style-name="T3">Р</text:span><text:span text:style-name="T1">ис.4. Пиктограмма санитарно-гигиенического помещения</text:span></text:p>
      <text:p text:style-name="P4"><text:span text:style-name="T5">Т</text:span><text:span text:style-name="T3">аким образом, можно прийти к следующим выводам в том, что необходимо:</text:span></text:p>
      <text:p text:style-name="P4"><text:span text:style-name="T3">- Использовать единую систему символов и цветовых сочетаний для проектируемого объекта, как в интерьере,</text:span><text:span text:style-name="T5">т</text:span><text:span text:style-name="T3">ак и в экстерьере.</text:span></text:p>
      <text:p text:style-name="P4"><text:span text:style-name="T3">- Применять различного типа указатели, вывески, информационные стелы, разнообразные таблички для предоставления пользователям пространства необходимых данных об объекте.</text:span></text:p>
      <text:p text:style-name="P4"><text:span text:style-name="T3">- Учитывать характерные особенности конкретного проектируемого пространства.</text:span></text:p>
      <text:p text:style-name="P9"><text:span text:style-name="T3">С</text:span><text:span text:style-name="T1">писок использованной литературы:</text:span></text:p>
      <text:p text:style-name="P9"><text:span text:style-name="T1">1. Галиндо М. Дизайн систем навигации. [Текст]/М.Галиндо, Verlagshaus Braun, 2003-272c.</text:span></text:p>
      <text:p text:style-name="P4"><text:span text:style-name="T5">2. Канаян К., Канаян Р., Канаян А. П</text:span><text:span text:style-name="T3">роекгиронание магазинов и торговых центров </text:span><text:span text:style-name="T5">[Текст]/К.Канаян, Р. Канаян, А. Канаян — М.:</text:span><text:span text:style-name="T3">Перспектива, 2007-338 с.</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khan" svg:font-family="Likhan"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text-properties fo:color="#000000" style:font-name="Microsoft Sans Serif" fo:font-family="'Microsoft Sans Serif'" style:font-family-generic="roman" style:font-pitch="variable" fo:font-size="12pt" fo:letter-spacing="normal" fo:language="ru" fo:country="RU" style:font-name-asian="Microsoft Sans Serif1" style:font-family-asian="'Microsoft Sans Serif'" style:font-family-generic-asian="system" style:font-pitch-asian="variable" style:font-size-asian="12pt" style:language-asian="ru" style:country-asian="RU" style:font-name-complex="Microsoft Sans Serif1" style:font-family-complex="'Microsoft Sans Serif'" style:font-family-generic-complex="system" style:font-pitch-complex="variable" style:font-size-complex="12pt" style:language-complex="ru" style:country-complex="RU" style:text-scale="100%"/>
    </style:style>
    <style:style style:name="Body_20_text_20__28_2_29__5f_" style:display-name="Body text (2)_" style:family="text" style:parent-style-name="Default_20_Paragraph_20_Font">
      <style:text-properties fo:font-variant="normal" fo:text-transform="none" style:text-line-through-style="none" style:text-line-through-type="none" style:font-name="Cambria" fo:font-family="Cambria" style:font-family-generic="roman" style:font-pitch="variable" fo:font-size="34pt" fo:letter-spacing="-0.071cm" fo:font-style="normal" style:text-underline-style="none" fo:font-weight="bold" style:font-name-asian="Cambria1" style:font-family-asian="Cambria" style:font-family-generic-asian="system" style:font-pitch-asian="variable" style:font-size-asian="34pt" style:font-style-asian="normal" style:font-weight-asian="bold" style:font-name-complex="Cambria1" style:font-family-complex="Cambria" style:font-family-generic-complex="system" style:font-pitch-complex="variable" style:font-size-complex="34pt" style:font-style-complex="normal" style:font-weight-complex="bold"/>
    </style:style>
    <style:style style:name="Body_20_text_20__28_2_29__20__2b__20_33_20_pt_2c_Not_20_Bold" style:display-name="Body text (2) + 33 pt,Not Bold" style:family="text" style:parent-style-name="Body_20_text_20__28_2_29__5f_">
      <style:text-properties fo:color="#000000" fo:font-size="33pt" fo:letter-spacing="-0.071cm" fo:language="ru" fo:country="RU" fo:font-weight="bold" style:font-size-asian="33pt" style:language-asian="ru" style:country-asian="RU" style:font-weight-asian="bold" style:font-size-complex="33pt" style:language-complex="ru" style:country-complex="RU" style:font-weight-complex="bold" style:text-scale="10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8:11:35.487529305</meta:creation-date>
    <dc:date>2019-10-18T19:56:22.714706331</dc:date>
    <meta:editing-duration>PT2M6S</meta:editing-duration>
    <meta:editing-cycles>1</meta:editing-cycles>
    <meta:document-statistic meta:table-count="0" meta:image-count="0" meta:object-count="0" meta:page-count="4" meta:paragraph-count="43" meta:word-count="955" meta:character-count="7853" meta:non-whitespace-character-count="6934"/>
    <meta:generator>LibreOffice/6.2.7.1$Linux_X86_64 LibreOffice_project/20$Build-1</meta:generator>
  </office:meta>
</office:document-meta>
</file>